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2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 style:data-style-name="N37"/>
    <style:style style:name="ce5" style:family="table-cell" style:parent-style-name="Default" style:data-style-name="N17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5"/>
        <table:table-row table:style-name="ro1">
          <table:table-cell office:value-type="string">
            <text:p>Niezdolnosc do egzystencji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table:style-name="Default"/>
        </table:table-row>
        <table:table-row table:style-name="ro1">
          <table:table-cell office:value-type="string">
            <text:p>ihd</text:p>
          </table:table-cell>
          <table:table-cell office:value-type="float" office:value="3052.00352968239">
            <text:p>3052.0035296824</text:p>
          </table:table-cell>
          <table:table-cell office:value-type="float" office:value="9201.61960817071">
            <text:p>9201.6196081707</text:p>
          </table:table-cell>
          <table:table-cell office:value-type="float" office:value="2402.0750071722">
            <text:p>2402.0750071722</text:p>
          </table:table-cell>
          <table:table-cell table:number-columns-repeated="2" office:value-type="float" office:value="0">
            <text:p>0</text:p>
          </table:table-cell>
          <table:table-cell table:formula="of:=SUM([.B2:.F4])" office:value-type="currency" office:currency="USD" office:value="316842.23608769">
            <text:p>$316,842.24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62929.4061120227">
            <text:p>62929.4061120227</text:p>
          </table:table-cell>
          <table:table-cell office:value-type="float" office:value="189728.632873234">
            <text:p>189728.632873234</text:p>
          </table:table-cell>
          <table:table-cell office:value-type="float" office:value="49528.4989574077">
            <text:p>49528.49895740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er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office:value-type="string">
            <text:p>Niezdolnosc do pracy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/>
        </table:table-row>
        <table:table-row table:style-name="ro1">
          <table:table-cell office:value-type="string">
            <text:p>ihd</text:p>
          </table:table-cell>
          <table:table-cell office:value-type="float" office:value="65945.9221966223">
            <text:p>65945.9221966223</text:p>
          </table:table-cell>
          <table:table-cell office:value-type="float" office:value="189026.229011356">
            <text:p>189026.229011356</text:p>
          </table:table-cell>
          <table:table-cell office:value-type="float" office:value="48627.5012643893">
            <text:p>48627.5012643893</text:p>
          </table:table-cell>
          <table:table-cell table:number-columns-repeated="2" table:style-name="ce3" office:value-type="float" office:value="0">
            <text:p>0</text:p>
          </table:table-cell>
          <table:table-cell table:formula="of:=SUM([.B7:.F9])" office:value-type="currency" office:currency="USD" office:value="606577.811285631">
            <text:p>$606,577.81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64258.4625703014">
            <text:p>64258.4625703014</text:p>
          </table:table-cell>
          <table:table-cell office:value-type="float" office:value="184189.324481895">
            <text:p>184189.324481895</text:p>
          </table:table-cell>
          <table:table-cell office:value-type="float" office:value="47383.1946813701">
            <text:p>47383.1946813701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er</text:p>
          </table:table-cell>
          <table:table-cell office:value-type="float" office:value="1552.46285621527">
            <text:p>1552.4628562153</text:p>
          </table:table-cell>
          <table:table-cell office:value-type="float" office:value="4449.95216710459">
            <text:p>4449.9521671046</text:p>
          </table:table-cell>
          <table:table-cell office:value-type="float" office:value="1144.76205637764">
            <text:p>1144.7620563776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>
            <text:p>Niezdolnosc do pracy czesciow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/>
        </table:table-row>
        <table:table-row table:style-name="ro1">
          <table:table-cell office:value-type="string">
            <text:p>ihd</text:p>
          </table:table-cell>
          <table:table-cell office:value-type="float" office:value="202364.421861898">
            <text:p>202364.421861898</text:p>
          </table:table-cell>
          <table:table-cell office:value-type="float" office:value="555655.581570807">
            <text:p>555655.581570807</text:p>
          </table:table-cell>
          <table:table-cell office:value-type="float" office:value="135152.514749113">
            <text:p>135152.514749113</text:p>
          </table:table-cell>
          <table:table-cell table:number-columns-repeated="2" table:style-name="ce3" office:value-type="float" office:value="0">
            <text:p>0</text:p>
          </table:table-cell>
          <table:table-cell table:formula="of:=SUM([.B12:.F14])" office:value-type="currency" office:currency="USD" office:value="1399007.36886024">
            <text:p>$1,399,007.37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85996.4893899027">
            <text:p>85996.4893899027</text:p>
          </table:table-cell>
          <table:table-cell office:value-type="float" office:value="236130.585037346">
            <text:p>236130.585037346</text:p>
          </table:table-cell>
          <table:table-cell office:value-type="float" office:value="57434.2154302824">
            <text:p>57434.2154302824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er</text:p>
          </table:table-cell>
          <table:table-cell office:value-type="float" office:value="28609.5637872749">
            <text:p>28609.5637872749</text:p>
          </table:table-cell>
          <table:table-cell office:value-type="float" office:value="78556.6141441315">
            <text:p>78556.6141441315</text:p>
          </table:table-cell>
          <table:table-cell office:value-type="float" office:value="19107.3828894891">
            <text:p>19107.3828894891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BSEN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47518.7949101892">
            <text:p>47518.7949101892</text:p>
          </table:table-cell>
          <table:table-cell table:style-name="ce3" office:value-type="float" office:value="59509.1364991972">
            <text:p>59509.1364991972</text:p>
          </table:table-cell>
          <table:table-cell table:style-name="ce3" office:value-type="float" office:value="13212.5823762619">
            <text:p>13212.5823762619</text:p>
          </table:table-cell>
          <table:table-cell table:number-columns-repeated="2" table:style-name="ce3" office:value-type="float" office:value="0">
            <text:p>0</text:p>
          </table:table-cell>
          <table:table-cell table:formula="of:=SUM([.B17:.F19])" office:value-type="currency" office:currency="USD" office:value="176989.152879914">
            <text:p>$176,989.15</text:p>
          </table:table-cell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14747.7623421414">
            <text:p>14747.7623421414</text:p>
          </table:table-cell>
          <table:table-cell table:style-name="ce3" office:value-type="float" office:value="18469.0416483611">
            <text:p>18469.0416483611</text:p>
          </table:table-cell>
          <table:table-cell table:style-name="ce3" office:value-type="float" office:value="4100.60956258162">
            <text:p>4100.6095625816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7679.1789412266">
            <text:p>7679.1789412266</text:p>
          </table:table-cell>
          <table:table-cell table:style-name="ce3" office:value-type="float" office:value="9616.85389284203">
            <text:p>9616.853892842</text:p>
          </table:table-cell>
          <table:table-cell table:style-name="ce3" office:value-type="float" office:value="2135.19270711254">
            <text:p>2135.1927071126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HABILITA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/>
        </table:table-row>
        <table:table-row table:style-name="ro1">
          <table:table-cell office:value-type="string">
            <text:p>ihd</text:p>
          </table:table-cell>
          <table:table-cell office:value-type="float" office:value="15284.7278988076">
            <text:p>15284.7278988076</text:p>
          </table:table-cell>
          <table:table-cell office:value-type="float" office:value="67114.118930189">
            <text:p>67114.118930189</text:p>
          </table:table-cell>
          <table:table-cell office:value-type="float" office:value="14325.7440055427">
            <text:p>14325.7440055427</text:p>
          </table:table-cell>
          <table:table-cell table:number-columns-repeated="2" office:value-type="float" office:value="0">
            <text:p>0</text:p>
          </table:table-cell>
          <table:table-cell table:formula="of:=SUM([.B22:.F24])" office:value-type="currency" office:currency="USD" office:value="108831.328557646">
            <text:p>$108,831.33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1080.45452894312">
            <text:p>1080.4545289431</text:p>
          </table:table-cell>
          <table:table-cell office:value-type="float" office:value="4744.19657544618">
            <text:p>4744.1965754462</text:p>
          </table:table-cell>
          <table:table-cell office:value-type="float" office:value="1012.66539343993">
            <text:p>1012.66539343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ertension</text:p>
          </table:table-cell>
          <table:table-cell office:value-type="float" office:value="832.690724433704">
            <text:p>832.6907244337</text:p>
          </table:table-cell>
          <table:table-cell office:value-type="float" office:value="3656.28388556845">
            <text:p>3656.2838855685</text:p>
          </table:table-cell>
          <table:table-cell office:value-type="float" office:value="780.446615275218">
            <text:p>780.44661527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Koszty ZUS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/>
        </table:table-row>
        <table:table-row table:style-name="ro1">
          <table:table-cell office:value-type="string">
            <text:p>ihd</text:p>
          </table:table-cell>
          <table:table-cell table:formula="of:=[.B2]+[.B7]+[.B12]+[.B17]+[.B22]" office:value-type="float" office:value="334165.870397199">
            <text:p>334165.870397199</text:p>
          </table:table-cell>
          <table:table-cell table:formula="of:=[.C2]+[.C7]+[.C12]+[.C17]+[.C22]" office:value-type="float" office:value="880506.68561972">
            <text:p>880506.68561972</text:p>
          </table:table-cell>
          <table:table-cell table:formula="of:=[.D2]+[.D7]+[.D12]+[.D17]+[.D22]" office:value-type="float" office:value="213720.417402479">
            <text:p>213720.417402479</text:p>
          </table:table-cell>
          <table:table-cell table:formula="of:=[.E2]+[.E7]+[.E12]+[.E17]+[.E22]" office:value-type="float" office:value="0">
            <text:p>0</text:p>
          </table:table-cell>
          <table:table-cell table:formula="of:=[.F2]+[.F7]+[.F12]+[.F17]+[.F22]" office:value-type="float" office:value="0">
            <text:p>0</text:p>
          </table:table-cell>
          <table:table-cell table:formula="of:=SUM([.B29:.F31])" office:value-type="currency" office:currency="USD" office:value="2608247.89767112">
            <text:p>$2,608,247.90</text:p>
          </table:table-cell>
        </table:table-row>
        <table:table-row table:style-name="ro1">
          <table:table-cell office:value-type="string">
            <text:p>stroke</text:p>
          </table:table-cell>
          <table:table-cell table:formula="of:=[.B3]+[.B8]+[.B13]+[.B18]+[.B23]" office:value-type="float" office:value="229012.574943311">
            <text:p>229012.574943311</text:p>
          </table:table-cell>
          <table:table-cell table:formula="of:=[.C3]+[.C8]+[.C13]+[.C18]+[.C23]" office:value-type="float" office:value="633261.780616281">
            <text:p>633261.780616281</text:p>
          </table:table-cell>
          <table:table-cell table:formula="of:=[.D3]+[.D8]+[.D13]+[.D18]+[.D23]" office:value-type="float" office:value="159459.184025082">
            <text:p>159459.184025082</text:p>
          </table:table-cell>
          <table:table-cell table:formula="of:=[.E3]+[.E8]+[.E13]+[.E18]+[.E23]" office:value-type="float" office:value="0">
            <text:p>0</text:p>
          </table:table-cell>
          <table:table-cell table:formula="of:=[.F3]+[.F8]+[.F13]+[.F18]+[.F23]" office:value-type="float" office:value="0">
            <text:p>0</text:p>
          </table:table-cell>
          <table:table-cell table:style-name="Default"/>
        </table:table-row>
        <table:table-row table:style-name="ro1">
          <table:table-cell office:value-type="string">
            <text:p>hypertension</text:p>
          </table:table-cell>
          <table:table-cell table:formula="of:=[.B4]+[.B9]+[.B14]+[.B19]+[.B24]" office:value-type="float" office:value="38673.8963091505">
            <text:p>38673.8963091505</text:p>
          </table:table-cell>
          <table:table-cell table:formula="of:=[.C4]+[.C9]+[.C14]+[.C19]+[.C24]" office:value-type="float" office:value="96279.7040896466">
            <text:p>96279.7040896466</text:p>
          </table:table-cell>
          <table:table-cell table:formula="of:=[.D4]+[.D9]+[.D14]+[.D19]+[.D24]" office:value-type="float" office:value="23167.7842682545">
            <text:p>23167.7842682545</text:p>
          </table:table-cell>
          <table:table-cell table:formula="of:=[.E4]+[.E9]+[.E14]+[.E19]+[.E24]" office:value-type="float" office:value="0">
            <text:p>0</text:p>
          </table:table-cell>
          <table:table-cell table:formula="of:=[.F4]+[.F9]+[.F14]+[.F19]+[.F24]"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Koszty ZUS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</table:table-row>
        <table:table-row table:style-name="ro1">
          <table:table-cell office:value-type="string">
            <text:p>ihd</text:p>
          </table:table-cell>
          <table:table-cell office:value-type="float" office:value="334165.870397199">
            <text:p>334165.870397199</text:p>
          </table:table-cell>
          <table:table-cell office:value-type="float" office:value="880506.68561972">
            <text:p>880506.68561972</text:p>
          </table:table-cell>
          <table:table-cell office:value-type="float" office:value="213720.417402479">
            <text:p>213720.4174024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oke</text:p>
          </table:table-cell>
          <table:table-cell office:value-type="float" office:value="229012.574943311">
            <text:p>229012.574943311</text:p>
          </table:table-cell>
          <table:table-cell office:value-type="float" office:value="633261.780616281">
            <text:p>633261.780616281</text:p>
          </table:table-cell>
          <table:table-cell office:value-type="float" office:value="159459.184025082">
            <text:p>159459.1840250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ypertension</text:p>
          </table:table-cell>
          <table:table-cell office:value-type="float" office:value="38673.8963091505">
            <text:p>38673.8963091505</text:p>
          </table:table-cell>
          <table:table-cell office:value-type="float" office:value="96279.7040896466">
            <text:p>96279.7040896466</text:p>
          </table:table-cell>
          <table:table-cell office:value-type="float" office:value="23167.7842682545">
            <text:p>23167.7842682545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ABSEN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</table:table-row>
        <table:table-row table:style-name="ro1">
          <table:table-cell office:value-type="string">
            <text:p>ihd</text:p>
          </table:table-cell>
          <table:table-cell office:value-type="float" office:value="1233613.31212325">
            <text:p>1233613.31212325</text:p>
          </table:table-cell>
          <table:table-cell office:value-type="float" office:value="1544888.98797028">
            <text:p>1544888.98797028</text:p>
          </table:table-cell>
          <table:table-cell office:value-type="float" office:value="343005.699906477">
            <text:p>343005.6999064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382859.792292302">
            <text:p>382859.792292302</text:p>
          </table:table-cell>
          <table:table-cell table:style-name="ce3" office:value-type="float" office:value="479466.191906554">
            <text:p>479466.191906554</text:p>
          </table:table-cell>
          <table:table-cell table:style-name="ce3" office:value-type="float" office:value="106454.015801144">
            <text:p>106454.015801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199355.589424731">
            <text:p>199355.589424731</text:p>
          </table:table-cell>
          <table:table-cell table:style-name="ce3" office:value-type="float" office:value="249658.666752309">
            <text:p>249658.666752309</text:p>
          </table:table-cell>
          <table:table-cell table:style-name="ce3" office:value-type="float" office:value="55430.7438229607">
            <text:p>55430.743822960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4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  <number:text> zł</number:text>
    </number:number-style>
    <number:number-style style:name="N116">
      <number:text>-</number:text>
      <number:number number:decimal-places="0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zł</number:text>
    </number:number-style>
    <number:number-style style:name="N118">
      <number:text>-</number:text>
      <number:number number: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 </number:text>
    </number:number-style>
    <number:number-style style:name="N124P1" style:volatile="true">
      <number:text>-</number:text>
      <number:number number:decimal-places="0" number:min-integer-digits="1" number:grouping="true"/>
      <number:text>      </number:text>
    </number:number-style>
    <number:number-style style:name="N124P2" style:volatile="true">
      <number:text> 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zł </number:text>
    </number:number-style>
    <number:number-style style:name="N125P1" style:volatile="true">
      <number:text>-</number:text>
      <number:number number:decimal-places="0" number:min-integer-digits="1" number:grouping="true"/>
      <number:text> zł </number:text>
    </number:number-style>
    <number:number-style style:name="N125P2" style:volatile="true">
      <number:text> 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</number:text>
    </number:number-style>
    <number:number-style style:name="N126P1" style:volatile="true">
      <number:text>-</number:text>
      <number:number number:decimal-places="2" number:min-integer-digits="1" number:grouping="true"/>
      <number:text>      </number:text>
    </number:number-style>
    <number:number-style style:name="N126P2" style:volatile="true">
      <number:text> -</number:text>
      <number:number number: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zł </number:text>
    </number:number-style>
    <number:number-style style:name="N127P1" style:volatile="true">
      <number:text>-</number:text>
      <number:number number:decimal-places="2" number:min-integer-digits="1" number:grouping="true"/>
      <number:text> zł </number:text>
    </number:number-style>
    <number:number-style style:name="N127P2" style:volatile="true">
      <number:text> -</number:text>
      <number:number number: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 number:grouping="true"/>
    </number:number-style>
    <number:number-style style:name="N133">
      <number:number number:decimal-places="3" number:min-integer-digits="1" number:grouping="true"/>
    </number:number-style>
    <number:number-style style:name="N134">
      <number:number number:decimal-places="4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P0" style:volatile="true">
      <number:text> </number:text>
      <number:number number:decimal-places="1" number:min-integer-digits="1" number:grouping="true"/>
      <number:text>      </number:text>
    </number:number-style>
    <number:number-style style:name="N140P1" style:volatile="true">
      <number:text>-</number:text>
      <number:number number:decimal-places="1" number:min-integer-digits="1" number:grouping="true"/>
      <number:text>      </number:text>
    </number:number-style>
    <number:number-style style:name="N140P2" style:volatile="true">
      <number:text> -</number:text>
      <number:number number: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integer-digits="1" number:grouping="true"/>
      <number:text> zł</number:text>
    </number:number-style>
    <number:number-style style:name="N142">
      <number:number number:decimal-places="8" number:min-integer-digits="1"/>
    </number:number-style>
    <number:number-style style:name="N143">
      <number:number number:decimal-places="0" number:min-integer-digits="1" number:grouping="true"/>
      <number:text>     </number:text>
    </number:number-style>
    <number:percentage-style style:name="N144">
      <number:number number:decimal-places="1" number:min-integer-digits="1"/>
      <number:text>%</number:text>
    </number:percentage-style>
    <number:number-style style:name="N145">
      <number:number number:decimal-places="9" number:min-integer-digits="1"/>
    </number:number-style>
    <number:number-style style:name="N146">
      <number:number number:decimal-places="4" number:min-integer-digits="1" number:grouping="true"/>
    </number:number-style>
    <number:number-style style:name="N147">
      <number:number number:decimal-places="5" number:min-integer-digits="1" number:grouping="true"/>
    </number:number-style>
    <number:number-style style:name="N148">
      <number:number number:decimal-places="6" number:min-integer-digits="1" number:grouping="true"/>
    </number:number-style>
    <number:number-style style:name="N149">
      <number:number number:decimal-places="7" number:min-integer-digits="1" number:grouping="true"/>
    </number:number-style>
    <number:number-style style:name="N150">
      <number:number number:decimal-places="8" number:min-integer-digits="1" number:grouping="true"/>
    </number:number-style>
    <number:number-style style:name="N151">
      <number:number number:decimal-places="10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2" number:min-integer-digits="1"/>
    </number:number-style>
    <number:number-style style:name="N154">
      <number:number number:decimal-places="13" number:min-integer-digits="1"/>
    </number:number-style>
    <number:number-style style:name="N155">
      <number:number number:decimal-places="14" number:min-integer-digits="1"/>
    </number:number-style>
    <number:number-style style:name="N156">
      <number:number number:decimal-places="15" number:min-integer-digits="1"/>
    </number:number-style>
    <number:number-style style:name="N157">
      <number:number number:decimal-places="16" number:min-integer-digits="1"/>
    </number:number-style>
    <number:number-style style:name="N158">
      <number:number number:decimal-places="17" number:min-integer-digits="1"/>
    </number:number-style>
    <number:number-style style:name="N159">
      <number:number number:decimal-places="18" number:min-integer-digits="1"/>
    </number:number-style>
    <number:number-style style:name="N160">
      <number:number number:decimal-places="19" number:min-integer-digits="1"/>
    </number:number-style>
    <number:number-style style:name="N161">
      <number:number number:decimal-places="20" number:min-integer-digits="1"/>
    </number:number-style>
    <number:number-style style:name="N162">
      <number:number number:decimal-places="21" number:min-integer-digits="1"/>
    </number:number-style>
    <number:number-style style:name="N163P0" style:volatile="true">
      <number:text> </number:text>
      <number:number number:decimal-places="3" number:min-integer-digits="1" number:grouping="true"/>
      <number:text>      </number:text>
    </number:number-style>
    <number:number-style style:name="N163P1" style:volatile="true">
      <number:text>-</number:text>
      <number:number number:decimal-places="3" number:min-integer-digits="1" number:grouping="true"/>
      <number:text>      </number:text>
    </number:number-style>
    <number:number-style style:name="N163P2" style:volatile="true">
      <number:text> -</number:text>
      <number:number number:decimal-places="0" number:min-integer-digits="0"/>
      <number:text>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number number:decimal-places="0" number:min-integer-digits="1" number:grouping="true"/>
      <number:text>      </number:text>
    </number:number-style>
    <number:number-style style:name="N164P1" style:volatile="true">
      <number:text>-</number:text>
      <number:number number:decimal-places="0" number:min-integer-digits="1" number:grouping="true"/>
      <number:text>      </number:text>
    </number:number-style>
    <number:number-style style:name="N164P2" style:volatile="true">
      <number:text> -</number:text>
      <number:number number:decimal-places="0" number:min-integer-digits="0"/>
      <number:text>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>$</number:currency-symbol>
      <number:number number:decimal-places="2" number:min-integer-digits="1" number:grouping="true"/>
    </number:currency-style>
    <number:currency-style style:name="N17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73P0"/>
    </number:currency-style>
    <number:number-style style:name="N174">
      <number:number number:decimal-places="0" number:min-integer-digits="1">
        <number:embedded-text number:position="3"> </number:embedded-text>
      </number:number>
    </number:number-style>
    <number:number-style style:name="N175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3/01/2015</text:date>, <text:time>11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Jetka</meta:initial-creator>
    <meta:creation-date>2015-02-28T21:33:16</meta:creation-date>
    <dc:date>2015-03-01T11:48:53</dc:date>
    <dc:creator>Tomasz Jetka</dc:creator>
    <meta:editing-duration>PT14H31S</meta:editing-duration>
    <meta:editing-cycles>1</meta:editing-cycles>
    <meta:document-statistic meta:table-count="4" meta:cell-count="198" meta:object-count="0"/>
    <meta:generator>OpenOffice/4.0.1$Unix OpenOffice.org_project/401m5$Build-9714</meta:generator>
  </office:meta>
</office:document-meta>
</file>